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763062356827276425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3474239610881057306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<text:soft-page-break/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oft-page-break/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soft-page-break/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0] WARN org.agilewiki.jactor2.core.reactors.Reactor - Uncaught throwable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0"/>
      <text:p text:style-name="P4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7">The Signa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igna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ignal();</text:p>
      <text:p text:style-name="P9"><text:soft-page-break/><text:s text:c="8"/>System.out.println("initialized");</text:p>
      <text:p text:style-name="P9"><text:s text:c="4"/>}</text:p>
      <text:p text:style-name="P9"/>
      <text:p text:style-name="P9"><text:s text:c="4"/>private Signal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5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Ping(Signal.this).ping(), runResponseProcessor);</text:p>
      <text:p text:style-name="P9"><text:s text:c="12"/>}</text:p>
      <text:p text:style-name="P9"><text:s text:c="8"/>}.signal();</text:p>
      <text:p text:style-name="P9"><text:s text:c="4"/>}</text:p>
      <text:p text:style-name="P9"/>
      <text:p text:style-name="P9"><text:s text:c="4"/>void blip() {</text:p>
      <text:p text:style-name="P9"><text:s text:c="8"/>new ASig("blip") {</text:p>
      <text:p text:style-name="P9"/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&lt;Void&gt; _asyncResponseProcessor)</text:p>
      <text:p text:style-name="P9"><text:s text:c="20"/>throws Exception {</text:p>
      <text:p text:style-name="P9"><text:s text:c="16"/>System.out.println("blip");</text:p>
      <text:p text:style-name="P9"><text:s text:c="16"/>_asyncResponseProcessor.processAsyncResponse(null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Ping extends IsolationBladeBase {</text:p>
      <text:p text:style-name="P9"><text:s text:c="4"/>private final Signal signal;</text:p>
      <text:p text:style-name="P9"><text:s text:c="4"/>Ping(final Signal _signal) throws Exception {</text:p>
      <text:p text:style-name="P9"><text:s text:c="8"/>signal = _signal;</text:p>
      <text:p text:style-name="P9"><text:s text:c="4"/>}</text:p>
      <text:p text:style-name="P9"/>
      <text:p text:style-name="P9"><text:s text:c="4"/>AReq&lt;Void&gt; ping() {</text:p>
      <text:p text:style-name="P9"><text:s text:c="8"/>return new AReq&lt;Void&gt;("runPing") {</text:p>
      <text:p text:style-name="P9"><text:s text:c="12"/>@Override</text:p>
      <text:p text:style-name="P9"><text:s text:c="12"/>protected void processAsyncOperation(AsyncRequestImpl _asyncRequestImpl,</text:p>
      <text:p text:style-name="P9"><text:s text:c="24"/>AsyncResponseProcessor&lt;Void&gt; _asyncResponseProcessor)</text:p>
      <text:p text:style-name="P9"><text:s text:c="20"/>throws Exception {</text:p>
      <text:p text:style-name="P9"><text:s text:c="16"/>signal.blip();</text:p>
      <text:p text:style-name="P9"><text:s text:c="16"/>_asyncResponseProcessor.processAsyncResponse(null);</text:p>
      <text:p text:style-name="P9"><text:s text:c="12"/>};</text:p>
      <text:p text:style-name="P9"><text:s text:c="8"/>}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blip</text:p>
      <text:p text:style-name="P9">finished</text:p>
      <text:p text:style-name="P4"/>
      <text:p text:style-name="P4">One of the advantages of signals is that, unlike requests, they are never blocked. So there are no constraints on the direction a signal message can be passed. Here we see the <text:span text:style-name="T4">Signal</text:span> <text:span text:style-name="T4">Blade</text:span> passing a request message to the <text:span text:style-name="T4">Ping</text:span> <text:span text:style-name="T4">Blade</text:span>, which in turn passes a signal back to the <text:span text:style-name="T4">Signal</text:span> <text:span text:style-name="T4">Blade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3M23S</meta:editing-duration>
    <meta:editing-cycles>20</meta:editing-cycles>
    <meta:generator>OpenOffice/4.1.0$Win32 OpenOffice.org_project/410m18$Build-9764</meta:generator>
    <dc:date>2014-12-10T10:20:04.37</dc:date>
    <dc:creator>William  la Forge</dc:creator>
    <meta:document-statistic meta:table-count="0" meta:image-count="0" meta:object-count="0" meta:page-count="12" meta:paragraph-count="642" meta:word-count="2502" meta:character-count="35538"/>
    <meta:user-defined meta:name="Info 1"/>
    <meta:user-defined meta:name="Info 2"/>
    <meta:user-defined meta:name="Info 3"/>
    <meta:user-defined meta:name="Info 4"/>
  </office:meta>
</office:document-meta>
</file>